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0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1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03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1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13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5-0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1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1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1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0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0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29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504" calcext:value-type="float">
            <text:p>29.1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0152" calcext:value-type="float">
            <text:p>29.4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24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2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1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6088" calcext:value-type="float">
            <text:p>39.5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3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19232727273" calcext:value-type="float">
            <text:p>29.31192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37260689655" calcext:value-type="float">
            <text:p>27.47372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68108387097" calcext:value-type="float">
            <text:p>28.2168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4264827586" calcext:value-type="float">
            <text:p>30.85742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9712" calcext:value-type="float">
            <text:p>31.29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4730322581" calcext:value-type="float">
            <text:p>32.0524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6656" calcext:value-type="float">
            <text:p>32.4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0090322581" calcext:value-type="float">
            <text:p>29.483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91208" calcext:value-type="float">
            <text:p>28.1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4261935484" calcext:value-type="float">
            <text:p>27.8554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8215172414" calcext:value-type="float">
            <text:p>27.89582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19883870968" calcext:value-type="float">
            <text:p>27.461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4227096774" calcext:value-type="float">
            <text:p>27.4834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8656" calcext:value-type="float">
            <text:p>27.57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3216" calcext:value-type="float">
            <text:p>27.7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3692" calcext:value-type="float">
            <text:p>29.141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61481290323" calcext:value-type="float">
            <text:p>30.4361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0368516129" calcext:value-type="float">
            <text:p>31.5603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76744" calcext:value-type="float">
            <text:p>31.22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7816774193" calcext:value-type="float">
            <text:p>28.757781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0544" calcext:value-type="float">
            <text:p>27.7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77278709677" calcext:value-type="float">
            <text:p>28.0077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7425714286" calcext:value-type="float">
            <text:p>27.71274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94727741935" calcext:value-type="float">
            <text:p>27.26947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4309677419" calcext:value-type="float">
            <text:p>27.758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6216551724" calcext:value-type="float">
            <text:p>27.71562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16232258065" calcext:value-type="float">
            <text:p>27.981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55952" calcext:value-type="float">
            <text:p>30.69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8069677419" calcext:value-type="float">
            <text:p>33.0528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98212903226" calcext:value-type="float">
            <text:p>31.9998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81264" calcext:value-type="float">
            <text:p>30.01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38637419355" calcext:value-type="float">
            <text:p>30.3238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5292" calcext:value-type="float">
            <text:p>28.008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1140645161" calcext:value-type="float">
            <text:p>27.7301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79431428571" calcext:value-type="float">
            <text:p>27.84794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59037419355" calcext:value-type="float">
            <text:p>27.5959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6491034483" calcext:value-type="float">
            <text:p>27.97464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20008571429" calcext:value-type="float">
            <text:p>28.09200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40373793103" calcext:value-type="float">
            <text:p>28.204037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65528571429" calcext:value-type="float">
            <text:p>31.74655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3910344828" calcext:value-type="float">
            <text:p>30.9153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19257931034" calcext:value-type="float">
            <text:p>33.091925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74531428571" calcext:value-type="float">
            <text:p>31.54745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94988571429" calcext:value-type="float">
            <text:p>29.4094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54231111111" calcext:value-type="float">
            <text:p>28.54542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0352" calcext:value-type="float">
            <text:p>29.7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89328" calcext:value-type="float">
            <text:p>29.40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63492413793" calcext:value-type="float">
            <text:p>27.75634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3393548387" calcext:value-type="float">
            <text:p>27.910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80824" calcext:value-type="float">
            <text:p>27.8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20038709677" calcext:value-type="float">
            <text:p>28.692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89248" calcext:value-type="float">
            <text:p>29.5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82701935484" calcext:value-type="float">
            <text:p>30.7982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42828387097" calcext:value-type="float">
            <text:p>32.3742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54584" calcext:value-type="float">
            <text:p>31.78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68820645161" calcext:value-type="float">
            <text:p>30.8268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87072" calcext:value-type="float">
            <text:p>29.17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04336" calcext:value-type="float">
            <text:p>28.31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17732413793" calcext:value-type="float">
            <text:p>28.48177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531612903" calcext:value-type="float">
            <text:p>28.3403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62382608696" calcext:value-type="float">
            <text:p>28.046238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58756363636" calcext:value-type="float">
            <text:p>28.44587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9547826087" calcext:value-type="float">
            <text:p>30.0095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7861818182" calcext:value-type="float">
            <text:p>31.19378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53312" calcext:value-type="float">
            <text:p>30.61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174" calcext:value-type="float">
            <text:p>29.967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8322" calcext:value-type="float">
            <text:p>30.008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9188" calcext:value-type="float">
            <text:p>30.07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7476" calcext:value-type="float">
            <text:p>30.09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1202" calcext:value-type="float">
            <text:p>30.191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2578" calcext:value-type="float">
            <text:p>30.53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6714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1544" calcext:value-type="float">
            <text:p>29.3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70" meta:object-count="0"/>
    <meta:user-defined meta:name="AppVersion">3.0</meta:user-defined>
  </office:meta>
</office:document-meta>
</file>